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RACTER PROCESSING</text:p>
      <text:p text:style-name="Standard"><text:tab/>ASCII</text:p>
      <text:p text:style-name="Standard"/>
      <text:p text:style-name="Standard">String length (strlen) looks for ' \0 ' <text:s text:c="2"/>`=' 0 '</text:p>
      <text:p text:style-name="Standard"/>
      <text:p text:style-name="Standard">char by char</text:p>
      <text:p text:style-name="Standard"><text:tab/>lw</text:p>
      <text:p text:style-name="Standard"><text:tab/>lb = load byte</text:p>
      <text:p text:style-name="Standard"><text:tab/>lb $t0, 0($s7)</text:p>
      <text:p text:style-name="Standard"><text:tab/><text:tab/>low order 8 bits of $s7</text:p>
      <text:p text:style-name="Standard"><text:tab/>sb</text:p>
      <text:p text:style-name="Standard"/>
      <text:p text:style-name="Standard">unicode 16 bits</text:p>
      <text:p text:style-name="Standard"><text:tab/>lh</text:p>
      <text:p text:style-name="Standard"><text:tab/>sh</text:p>
      <text:p text:style-name="Standard">_____________</text:p>
      <text:p text:style-name="Standard">i/o</text:p>
      <text:p text:style-name="Standard"><text:tab/>li $vo, 4</text:p>
      <text:p text:style-name="Standard"><text:tab/>li $a0, 100000</text:p>
      <text:p text:style-name="Standard"><text:tab/>lui $a0, 16</text:p>
      <text:p text:style-name="Standard"/>
      <text:p text:style-name="Standard">Book answer</text:p>
      <text:p text:style-name="Standard"><text:tab/>lui $s0, 0X003d</text:p>
      <text:p text:style-name="Standard"><text:tab/>ori $s0, $s0, 0x09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CMOSC210<text:tab/>ICN<text:tab/>2011111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1-11-15T10:01:59</meta:creation-date>
    <dc:date>2011-11-15T10:41:28</dc:date>
    <dc:creator>Braden Licastro</dc:creator>
    <meta:editing-duration>PT00H39M32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1" meta:paragraph-count="21" meta:word-count="60" meta:character-count="291"/>
  </office:meta>
</office:document-meta>
</file>